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5880" officeooo:paragraph-rsid="001c5880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5880" officeooo:paragraph-rsid="001c588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rsid="001c5880" officeooo:paragraph-rsid="001c588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officeooo:paragraph-rsid="001c5880"/>
    </style:style>
    <style:style style:name="P5" style:family="paragraph" style:parent-style-name="Standard">
      <style:paragraph-properties fo:text-align="start" style:justify-single-word="false"/>
      <style:text-properties officeooo:rsid="001dccb8" officeooo:paragraph-rsid="001dccb8"/>
    </style:style>
    <style:style style:name="P6" style:family="paragraph" style:parent-style-name="Standard">
      <style:paragraph-properties fo:text-align="start" style:justify-single-word="false"/>
      <style:text-properties officeooo:rsid="001dccb8" officeooo:paragraph-rsid="001dccb8"/>
    </style:style>
    <style:style style:name="P7" style:family="paragraph" style:parent-style-name="Standard">
      <style:paragraph-properties fo:text-align="start" style:justify-single-word="false"/>
      <style:text-properties officeooo:rsid="001dccb8" officeooo:paragraph-rsid="001f8d8b"/>
    </style:style>
    <style:style style:name="T1" style:family="text">
      <style:text-properties fo:font-size="13pt" officeooo:rsid="001c5880" style:font-size-asian="13pt" style:font-size-complex="13pt"/>
    </style:style>
    <style:style style:name="T2" style:family="text">
      <style:text-properties officeooo:rsid="001d8a13"/>
    </style:style>
    <style:style style:name="T3" style:family="text">
      <style:text-properties fo:color="#ff6666"/>
    </style:style>
    <style:style style:name="T4" style:family="text">
      <style:text-properties fo:color="#ff6666" officeooo:rsid="001d8a13"/>
    </style:style>
    <style:style style:name="T5" style:family="text">
      <style:text-properties fo:color="#ff6666" officeooo:rsid="001f7d2b"/>
    </style:style>
    <style:style style:name="T6" style:family="text">
      <style:text-properties fo:color="#000000" officeooo:rsid="001d8a13"/>
    </style:style>
    <style:style style:name="T7" style:family="text">
      <style:text-properties officeooo:rsid="001f7d2b"/>
    </style:style>
    <style:style style:name="T8" style:family="text">
      <style:text-properties officeooo:rsid="001f8d8b"/>
    </style:style>
    <style:style style:name="T9" style:family="text">
      <style:text-properties officeooo:rsid="00208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e de Données</text:p>
      <text:p text:style-name="P3">Porn Data</text:p>
      <text:p text:style-name="P3"/>
      <text:p text:style-name="P4"><text:span text:style-name="T1">Fichier : t</text:span>umbzilla_labels.csv</text:p>
      <text:p text:style-name="P4"/>
      <text:p text:style-name="P1">Données disponibles dans la base : <text:span text:style-name="T2">(</text:span><text:span text:style-name="T4">rouge</text:span><text:span text:style-name="T2"> pas </text:span><text:span text:style-name="T6">utilisées</text:span><text:span text:style-name="T2">)</text:span></text:p>
      <text:p text:style-name="P1"><text:tab/>-<text:span text:style-name="T3">Numérotation </text:span><text:span text:style-name="T5">(Indexation)</text:span></text:p>
      <text:p text:style-name="P1"><text:tab/>-<text:span text:style-name="T3">URL image miniature</text:span></text:p>
      <text:p text:style-name="P1"><text:tab/>-Longueur de la vidéo</text:p>
      <text:p text:style-name="P1"><text:tab/>-Nombre de vues</text:p>
      <text:p text:style-name="P1"><text:tab/>-Qualité</text:p>
      <text:p text:style-name="P1"><text:tab/>-Titre</text:p>
      <text:p text:style-name="P1"><text:tab/>-<text:span text:style-name="T4">URL de</text:span><text:span text:style-name="T3"> la vidéo</text:span></text:p>
      <text:p text:style-name="P1"><text:tab/>-Votes (nombres de « j’aime »)</text:p>
      <text:p text:style-name="P1"><text:tab/>-Catégorie</text:p>
      <text:p text:style-name="P1"><text:tab/>-Tags</text:p>
      <text:p text:style-name="P1"/>
      <text:p text:style-name="P5">Ce que le programme sera capable de faire :</text:p>
      <text:p text:style-name="P5"><text:tab/>-<text:span text:style-name="T7">Vidéo la plus vue (En tout / Par catégorie)</text:span></text:p>
      <text:p text:style-name="P5"><text:tab/>-<text:span text:style-name="T7">Classement des catégorie les plus populaires (fonction des vues et des j’aime)</text:span></text:p>
      <text:p text:style-name="P5"><text:tab/>-<text:span text:style-name="T8">Longueur moyenne des vidéos proposées</text:span></text:p>
      <text:p text:style-name="P5"><text:tab/>-<text:span text:style-name="T7">Les vidéos les plus « aimées »</text:span></text:p>
      <text:p text:style-name="P7"><text:tab/>-<text:span text:style-name="T7">Les catégories les plus vues</text:span></text:p>
      <text:p text:style-name="P5"><text:tab/></text:p>
      <text:p text:style-name="P5"><text:tab/>-<text:span text:style-name="T7">Les tags les plus rentables (fonction des vues et j’aime)</text:span></text:p>
      <text:p text:style-name="P5"><text:tab/>-<text:span text:style-name="T8">Les tags a mettre pour une catégorie donnée</text:span></text:p>
      <text:p text:style-name="P5"><text:tab/>-<text:span text:style-name="T7">la longueur la plus pertinente</text:span></text:p>
      <text:p text:style-name="P5"/>
      <text:p text:style-name="P5"><text:tab/>-<text:span text:style-name="T9">Entrer des paramètres (durée/qualité/titre/tags/Catégorie) et estime le nombre de vue / j’aim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0:12:29.510627835</meta:creation-date>
    <dc:date>2018-12-08T13:34:14.761731525</dc:date>
    <meta:editing-duration>PT2H39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25" meta:character-count="783" meta:non-whitespace-character-count="661"/>
  </office:meta>
</office:document-meta>
</file>